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94</text:p>
      <text:p text:style-name="Standard"/>
      <text:p text:style-name="Standard">Demandeur : SCEA TREMEL</text:p>
      <text:p text:style-name="Standard">Adresse : Kerjean<text:line-break/>22740 PLEUDANIEL</text:p>
      <text:p text:style-name="Standard">Cédant : OLLIVIER Michel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EUDANIEL</text:p>
      <text:p text:style-name="Standard"/>
      <text:p text:style-name="Standard"/>
      <text:p text:style-name="Standard"/>
      <text:p text:style-name="P1">Dossier n° : C22250294</text:p>
      <text:p text:style-name="P1"/>
      <text:p text:style-name="P1">Demandeur : SCEA TREMEL</text:p>
      <text:p text:style-name="P1">Adresse : Kerjean<text:line-break/>22740 PLEUDANIEL</text:p>
      <text:p text:style-name="P1">Cédant : OLLIVIER Michel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EUDANIEL</text:p>
      <text:p text:style-name="P1"/>
      <text:p text:style-name="P1"/>
      <text:p text:style-name="P1">Parcelles : ZO45 - ZO80</text:p>
      <text:p text:style-name="P1">Superficie : 3,4418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